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normal" officeooo:rsid="001028d7" officeooo:paragraph-rsid="001028d7" style:font-weight-asian="normal" style:font-weight-complex="normal"/>
    </style:style>
    <style:style style:name="P9" style:family="paragraph" style:parent-style-name="Text_20_body">
      <style:text-properties fo:font-weight="normal" officeooo:rsid="0011248f" officeooo:paragraph-rsid="0011248f" style:font-weight-asian="normal" style:font-weight-complex="normal"/>
    </style:style>
    <style:style style:name="P10" style:family="paragraph" style:parent-style-name="Text_20_body">
      <style:text-properties fo:font-weight="normal" officeooo:rsid="0012cebe" officeooo:paragraph-rsid="0012cebe" style:font-weight-asian="normal" style:font-weight-complex="normal"/>
    </style:style>
    <style:style style:name="P11" style:family="paragraph" style:parent-style-name="Text_20_body">
      <style:text-properties fo:font-weight="normal" officeooo:rsid="0013b858" officeooo:paragraph-rsid="0013b858" style:font-weight-asian="normal" style:font-weight-complex="normal"/>
    </style:style>
    <style:style style:name="P12" style:family="paragraph" style:parent-style-name="Text_20_body">
      <style:text-properties fo:font-weight="normal" officeooo:rsid="001485bf" officeooo:paragraph-rsid="001485bf" style:font-weight-asian="normal" style:font-weight-complex="normal"/>
    </style:style>
    <style:style style:name="P13" style:family="paragraph" style:parent-style-name="Text_20_body">
      <style:text-properties fo:font-weight="normal" officeooo:rsid="00160d2e" officeooo:paragraph-rsid="00160d2e" style:font-weight-asian="normal" style:font-weight-complex="normal"/>
    </style:style>
    <style:style style:name="P14" style:family="paragraph" style:parent-style-name="Text_20_body">
      <style:text-properties fo:font-weight="normal" officeooo:rsid="00172012" officeooo:paragraph-rsid="00172012" style:font-weight-asian="normal" style:font-weight-complex="normal"/>
    </style:style>
    <style:style style:name="P15" style:family="paragraph" style:parent-style-name="Text_20_body">
      <style:text-properties fo:font-weight="normal" officeooo:rsid="0018c848" officeooo:paragraph-rsid="0018c848" style:font-weight-asian="normal" style:font-weight-complex="normal"/>
    </style:style>
    <style:style style:name="P16" style:family="paragraph" style:parent-style-name="Text_20_body">
      <style:text-properties fo:font-weight="normal" officeooo:rsid="0019f206" officeooo:paragraph-rsid="0019f206" style:font-weight-asian="normal" style:font-weight-complex="normal"/>
    </style:style>
    <style:style style:name="P17" style:family="paragraph" style:parent-style-name="Text_20_body">
      <style:text-properties officeooo:rsid="001e27ca" officeooo:paragraph-rsid="001e27ca"/>
    </style:style>
    <style:style style:name="P18" style:family="paragraph" style:parent-style-name="Text_20_body">
      <style:text-properties officeooo:rsid="00221171" officeooo:paragraph-rsid="00221171"/>
    </style:style>
    <style:style style:name="P19" style:family="paragraph" style:parent-style-name="Title">
      <style:text-properties officeooo:rsid="000ea238"/>
    </style:style>
    <style:style style:name="P20" style:family="paragraph" style:parent-style-name="Subtitle">
      <style:text-properties officeooo:rsid="00160d2e" officeooo:paragraph-rsid="00160d2e"/>
    </style:style>
    <style:style style:name="P21" style:family="paragraph" style:parent-style-name="Subtitle">
      <style:text-properties officeooo:rsid="001e27ca" officeooo:paragraph-rsid="001e27ca"/>
    </style:style>
    <style:style style:name="P22" style:family="paragraph" style:parent-style-name="Text_20_body">
      <style:text-properties officeooo:rsid="002744b8" officeooo:paragraph-rsid="002744b8"/>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stausdokumentti</text:p>
      <text:p text:style-name="P1"/>
      <text:p text:style-name="P2"/>
      <text:p text:style-name="P20">Luokkien testaukset</text:p>
      <text:p text:style-name="P2"/>
      <text:p text:style-name="P7">Level:</text:p>
      <text:p text:style-name="P14">Luokkaa on testattu unit testien lisäksi käsin. Ohjelma tulostaa Levelien toStringit joka kerta, josta näkyy, jos jotain on vialla. <text:span text:style-name="T4">Olen myös vertaullut levelin toStringin tulostusta PNGExportterin png kuviin.</text:span></text:p>
      <text:p text:style-name="P8"/>
      <text:p text:style-name="P3">Tile (ja TileType):</text:p>
      <text:p text:style-name="P8">Tile luokassa on lähinnä gettereitä ja settereitä, joita ei minun mielestä <text:span text:style-name="T2">tarvitse</text:span> testata. Tile luokan toimivuus näkyy muiden luokkien testauksessa.</text:p>
      <text:p text:style-name="P8"/>
      <text:p text:style-name="P3">MazeGenerato<text:span text:style-name="T1">r</text:span>:</text:p>
      <text:p text:style-name="P15">MazeGeneratorilla on unit testi, joka käy <text:span text:style-name="T5">labyrintin läpi ja epäonnistuu, jos ruudussa ollaan jo käyty (eli labyrintissä on sykli). Lisäksi ohjelma tuottaa png kuvan generoidusta labyrintista, jonka aina tarkistan.</text:span></text:p>
      <text:p text:style-name="P9"/>
      <text:p text:style-name="P4">RoomGenerator:</text:p>
      <text:p text:style-name="P16">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10"/>
      <text:p text:style-name="P5">PNGExporter:</text:p>
      <text:p text:style-name="P13">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1"/>
      <text:p text:style-name="P6">Stack:</text:p>
      <text:p text:style-name="P12"><text:span text:style-name="T7">U</text:span>nit testit.</text:p>
      <text:p text:style-name="P12"/>
      <text:p text:style-name="P6"><text:soft-page-break/>Vec2:</text:p>
      <text:p text:style-name="P12">unit testit.</text:p>
      <text:p text:style-name="P12"/>
      <text:p text:style-name="P21">Suorituskykytestejä</text:p>
      <text:p text:style-name="P17">Stack vs ArrayDeque Push vertailu:</text:p>
      <text:p text:style-name="P17"/>
      <text:p text:style-name="P17"><draw:frame draw:style-name="fr1" draw:name="Objekti1" text:anchor-type="paragraph" svg:width="6.2984in" svg:height="3.5429in"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17"/>
      <text:p text:style-name="P18">Stac<text:span text:style-name="T9">k vs ArrayDeque Pop vertailu:</text:span></text:p>
      <text:p text:style-name="P18"/>
      <text:p text:style-name="P22"><draw:frame draw:style-name="fr2" draw:name="Objekti2" text:anchor-type="paragraph" svg:width="6.2992in" svg:height="3.5429in" draw:z-index="1"><draw:object xlink:href="./Object 2" xlink:type="simple" xlink:show="embed" xlink:actuate="onLoad"/><draw:image xlink:href="./ObjectReplacements/Object 2" xlink:type="simple" xlink:show="embed" xlink:actuate="onLoad"/></draw:frame><text:soft-page-break/>Testientulokset viittaisivat siihen, että oman stack toteutuksen pop operaatio olisi tehokkaampi kuin dequen. Testit tehtyäni huomasin kuitenkin, että en ollu ”lämmittänyt” JVM:ää toisin kuin pushin vertailussa. Tämä voi vaikuttaa tuloksiin. Kuitenkin molempien testien tulokset eivät olleet hirveän yllättäviä. Toteteutin pinon taulukkototeutuksella (linkitetyn toteutuksen sijasta). Javan arraydeque on nimensä mukaisesti myös taulukkototeutus joten samankaltainen tehokkuus ei ole yllättävää. Lisäksi koska deque toimii myös jonona sen täytyy tehdä joitakin lisä operaatioita jotka voivat selittää miksi oma stack toteutus toimii hieman parem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2.8.2$Linux_X86_64 LibreOffice_project/420m0$Build-2</meta:generator>
    <dc:date>2015-06-14T22:31:25.375718534</dc:date>
    <meta:editing-duration>PT5H14M24S</meta:editing-duration>
    <meta:editing-cycles>15</meta:editing-cycles>
    <meta:document-statistic meta:table-count="0" meta:image-count="0" meta:object-count="2" meta:page-count="3" meta:paragraph-count="21" meta:word-count="294" meta:character-count="2332" meta:non-whitespace-character-count="23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